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svg:stroke-color="#808080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="Arrow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svg:stroke-color="#000000" draw:fill="none" draw:fill-color="#ffffff" fo:min-height="1.0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family="Cantarell" style:font-pitch="variable" fo:font-size="14pt" style:font-size-asian="14pt" style:font-size-complex="14pt"/>
    </style:style>
    <style:style style:name="P4" style:family="paragraph">
      <style:text-properties fo:color="#000000" fo:font-family="Cantarell" style:font-pitch="variable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2pt"/>
    </style:style>
    <style:style style:name="T2" style:family="text">
      <style:text-properties fo:font-family="Cantarel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Cantarell" style:font-pitch="variable" fo:font-size="12pt"/>
    </style:style>
    <style:style style:name="T5" style:family="text">
      <style:text-properties fo:font-family="Cantarell" style:font-pitch="variable" fo:font-size="14pt" style:font-size-asian="14pt" style:font-size-complex="14pt"/>
    </style:style>
    <style:style style:name="T6" style:family="text">
      <style:text-properties fo:color="#000000" fo:font-family="Cantarell" style:font-pitch="variable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fo:font-family="Cantarell" style:font-pitch="variable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font-family="Cantarell" style:font-pitch="variable" fo:font-size="13pt" fo:text-shadow="1pt 1pt" style:text-underline-style="none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4.191cm" svg:height="1.397cm" svg:x="8.874cm" svg:y="9.255cm">
          <text:p text:style-name="P1"><text:span text:style-name="T1"/></text:p>
          <text:p text:style-name="P1"><text:span text:style-name="T2">(Teleset)</text:span></text:p>
          <text:p text:style-name="P1"><text:span text:style-name="T2">Master User</text:span></text:p>
          <text:p text:style-name="P1"><text:span text:style-name="T1"/></text:p>
        </draw:rect>
        <draw:rect draw:style-name="gr1" draw:text-style-name="P2" draw:layer="layout" svg:width="3.573cm" svg:height="1.165cm" svg:x="9.365cm" svg:y="11.773cm">
          <text:p text:style-name="P1"><text:span text:style-name="T1"/></text:p>
          <text:p text:style-name="P1"><text:span text:style-name="T2"><text:s/></text:span><text:span text:style-name="T2">User 0...5</text:span></text:p>
          <text:p text:style-name="P1"><text:span text:style-name="T1"/></text:p>
        </draw:rect>
        <draw:rect draw:style-name="gr1" draw:text-style-name="P2" draw:layer="layout" svg:width="3.446cm" svg:height="1.397cm" svg:x="7.079cm" svg:y="14.335cm">
          <text:p text:style-name="P1"><text:span text:style-name="T1"/></text:p>
          <text:p text:style-name="P1"><text:span text:style-name="T3"><text:s/></text:span><text:span text:style-name="T2">High User</text:span></text:p>
          <text:p text:style-name="P1"><text:span text:style-name="T2">thread</text:span></text:p>
          <text:p text:style-name="P1"><text:span text:style-name="T4"/></text:p>
        </draw:rect>
        <draw:rect draw:style-name="gr1" draw:text-style-name="P2" draw:layer="layout" svg:width="3.573cm" svg:height="1.397cm" svg:x="12.032cm" svg:y="14.335cm">
          <text:p text:style-name="P1"><text:span text:style-name="T1"/></text:p>
          <text:p text:style-name="P1"><text:span text:style-name="T2"><text:s/></text:span><text:span text:style-name="T2">Low User</text:span></text:p>
          <text:p text:style-name="P1"><text:span text:style-name="T2">thread</text:span></text:p>
          <text:p text:style-name="P1"><text:span text:style-name="T1"/></text:p>
        </draw:rect>
        <draw:rect draw:style-name="gr1" draw:text-style-name="P2" xml:id="id3" draw:id="id3" draw:layer="layout" svg:width="4.081cm" svg:height="1.165cm" svg:x="10.398cm" svg:y="6.693cm">
          <text:p text:style-name="P1"><text:span text:style-name="T1"/></text:p>
          <text:p text:style-name="P1"><text:span text:style-name="T2">Shared Memory</text:span></text:p>
          <text:p text:style-name="P1"><text:span text:style-name="T4"/></text:p>
        </draw:rect>
        <draw:custom-shape draw:style-name="gr2" draw:text-style-name="P3" xml:id="id2" draw:id="id2" draw:layer="layout" svg:width="3.429cm" svg:height="2.604cm" svg:x="16.748cm" svg:y="6.651cm">
          <text:p text:style-name="P1"><text:span text:style-name="T5"><text:s/></text:span><text:span text:style-name="T2">Data B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draw:layer="layout" svg:width="8.001cm" svg:height="2.17cm" svg:x="10.271cm" svg:y="3.275cm">
          <text:p text:style-name="P1"><text:span text:style-name="T1"/></text:p>
          <text:p text:style-name="P1"><text:span text:style-name="T2">Web Based interface</text:span></text:p>
          <text:p text:style-name="P1"><text:span text:style-name="T2">Data Monitoring/charts/plots</text:span></text:p>
          <text:p text:style-name="P1"><text:span text:style-name="T2">Engineering Interface</text:span></text:p>
          <text:p text:style-name="P1"><text:span text:style-name="T5"/></text:p>
        </draw:rect>
        <draw:rect draw:style-name="gr1" draw:text-style-name="P2" draw:layer="layout" svg:width="3.573cm" svg:height="1.165cm" svg:x="3.159cm" svg:y="6.969cm">
          <text:p text:style-name="P1"><text:span text:style-name="T1"/></text:p>
          <text:p text:style-name="P1"><text:span text:style-name="T2">GSB</text:span></text:p>
          <text:p text:style-name="P1"><text:span text:style-name="T1"/></text:p>
        </draw:rect>
        <draw:rect draw:style-name="gr1" draw:text-style-name="P2" draw:layer="layout" svg:width="4.191cm" svg:height="1.165cm" svg:x="2.651cm" svg:y="9.36cm">
          <text:p text:style-name="P1"><text:span text:style-name="T1"/></text:p>
          <text:p text:style-name="P1"><text:span text:style-name="T2">Analog Backend</text:span></text:p>
          <text:p text:style-name="P1"><text:span text:style-name="T1"/></text:p>
        </draw:rect>
        <draw:line draw:style-name="gr3" draw:text-style-name="P1" draw:layer="layout" svg:x1="13.192cm" svg:y1="6.715cm" svg:x2="13.192cm" svg:y2="5.456cm">
          <text:p/>
        </draw:line>
        <draw:connector draw:style-name="gr4" draw:text-style-name="P1" draw:layer="layout" svg:x1="13.065cm" svg:y1="9.953cm" svg:x2="16.748cm" svg:y2="7.953cm" draw:start-shape="id1" draw:end-shape="id2" draw:end-glue-point="6" svg:d="m13065 9953h1841v-2000h1842">
          <text:p/>
        </draw:connector>
        <draw:connector draw:style-name="gr4" draw:text-style-name="P1" draw:layer="layout" svg:x1="12.438cm" svg:y1="7.858cm" svg:x2="10.969cm" svg:y2="9.255cm" draw:start-shape="id3" draw:end-shape="id1" svg:d="m12438 7858v699h-1469v698">
          <text:p/>
        </draw:connector>
        <draw:line draw:style-name="gr4" draw:text-style-name="P1" draw:layer="layout" svg:x1="10.906cm" svg:y1="10.652cm" svg:x2="10.906cm" svg:y2="11.795cm">
          <text:p/>
        </draw:line>
        <draw:line draw:style-name="gr4" draw:text-style-name="P1" draw:layer="layout" svg:x1="6.842cm" svg:y1="9.822cm" svg:x2="8.874cm" svg:y2="9.763cm">
          <text:p/>
        </draw:line>
        <draw:line draw:style-name="gr4" draw:text-style-name="P1" draw:layer="layout" svg:x1="4.81cm" svg:y1="8.112cm" svg:x2="4.81cm" svg:y2="9.382cm">
          <text:p/>
        </draw:line>
        <draw:line draw:style-name="gr3" draw:text-style-name="P1" draw:layer="layout" svg:x1="17.637cm" svg:y1="6.704cm" svg:x2="17.637cm" svg:y2="5.445cm">
          <text:p/>
        </draw:line>
        <draw:line draw:style-name="gr4" draw:text-style-name="P1" draw:layer="layout" svg:x1="9.763cm" svg:y1="12.938cm" svg:x2="9.763cm" svg:y2="14.335cm">
          <text:p/>
        </draw:line>
        <draw:line draw:style-name="gr4" draw:text-style-name="P1" draw:layer="layout" svg:x1="12.684cm" svg:y1="12.938cm" svg:x2="12.684cm" svg:y2="14.335cm">
          <text:p/>
        </draw:line>
        <draw:rect draw:style-name="gr1" draw:text-style-name="P2" xml:id="id4" draw:id="id4" draw:layer="layout" svg:width="3.556cm" svg:height="2.54cm" svg:x="1.635cm" svg:y="12.684cm">
          <text:p text:style-name="P1"><text:span text:style-name="T1"/></text:p>
          <text:p text:style-name="P1"><text:span text:style-name="T2">Operator </text:span></text:p>
          <text:p text:style-name="P1"><text:span text:style-name="T2">Interface/User </text:span></text:p>
          <text:p text:style-name="P1"><text:span text:style-name="T2">Interface</text:span></text:p>
          <text:p text:style-name="P1"><text:span text:style-name="T1"/></text:p>
        </draw:rect>
        <draw:connector draw:style-name="gr4" draw:text-style-name="P1" draw:layer="layout" svg:x1="8.949cm" svg:y1="10.389cm" svg:x2="5.191cm" svg:y2="13.954cm" draw:end-shape="id4" draw:end-glue-point="1" svg:d="m8949 10389h-1628v3565h-2130">
          <text:p/>
        </draw:connector>
        <draw:rect draw:style-name="gr1" draw:text-style-name="P2" draw:layer="layout" svg:width="4.064cm" svg:height="1.292cm" svg:x="12.176cm" svg:y="17.369cm">
          <text:p text:style-name="P1"><text:span text:style-name="T2">Multi threading</text:span></text:p>
        </draw:rect>
        <draw:line draw:style-name="gr4" draw:text-style-name="P1" draw:layer="layout" svg:x1="5.191cm" svg:y1="14.843cm" svg:x2="7.096cm" svg:y2="14.843cm">
          <text:p/>
        </draw:line>
        <draw:line draw:style-name="gr4" draw:text-style-name="P1" draw:layer="layout" svg:x1="14.208cm" svg:y1="15.732cm" svg:x2="14.208cm" svg:y2="17.256cm">
          <text:p/>
        </draw:line>
        <draw:rect draw:style-name="gr1" draw:text-style-name="P2" xml:id="id5" draw:id="id5" draw:layer="layout" svg:width="3.573cm" svg:height="1.165cm" svg:x="15.588cm" svg:y="10.884cm">
          <text:p text:style-name="P1"><text:span text:style-name="T1"/></text:p>
          <text:p text:style-name="P1"><text:span text:style-name="T2">Logs</text:span></text:p>
          <text:p text:style-name="P1"><text:span text:style-name="T1"/></text:p>
        </draw:rect>
        <draw:connector draw:style-name="gr4" draw:text-style-name="P1" draw:layer="layout" svg:x1="15.588cm" svg:y1="11.466cm" svg:x2="13.065cm" svg:y2="10.303cm" draw:start-shape="id5" draw:start-glue-point="3" svg:d="m15588 11466h-1512v-1163h-1011">
          <text:p/>
        </draw:connector>
        <draw:rect draw:style-name="gr1" draw:text-style-name="P2" draw:layer="layout" svg:width="5.416cm" svg:height="1.397cm" svg:x="8.239cm" svg:y="20.136cm">
          <text:p text:style-name="P1"><text:span text:style-name="T1"/></text:p>
          <text:p text:style-name="P1"><text:span text:style-name="T3"/></text:p>
          <text:p text:style-name="P1"><text:span text:style-name="T3"><text:s/></text:span><text:span text:style-name="T2">MCM 0,2,3,5,10,14</text:span></text:p>
          <text:p text:style-name="P1"><text:span text:style-name="T2"/></text:p>
          <text:p text:style-name="P1"><text:span text:style-name="T4"/></text:p>
        </draw:rect>
        <draw:rect draw:style-name="gr1" draw:text-style-name="P2" draw:layer="layout" svg:width="3.892cm" svg:height="1.397cm" svg:x="15.015cm" svg:y="20.136cm">
          <text:p text:style-name="P1"><text:span text:style-name="T1"/></text:p>
          <text:p text:style-name="P1"><text:span text:style-name="T3"/></text:p>
          <text:p text:style-name="P1"><text:span text:style-name="T3">Servo System </text:span></text:p>
          <text:p text:style-name="P1"><text:span text:style-name="T2"/></text:p>
          <text:p text:style-name="P1"><text:span text:style-name="T4"/></text:p>
        </draw:rect>
        <draw:line draw:style-name="gr4" draw:text-style-name="P1" draw:layer="layout" svg:x1="12.938cm" svg:y1="18.739cm" svg:x2="12.938cm" svg:y2="20.126cm">
          <text:p/>
        </draw:line>
        <draw:line draw:style-name="gr4" draw:text-style-name="P1" draw:layer="layout" svg:x1="15.838cm" svg:y1="18.74cm" svg:x2="15.838cm" svg:y2="20.127cm">
          <text:p/>
        </draw:line>
        <draw:frame draw:style-name="gr5" draw:text-style-name="P4" draw:layer="layout" svg:width="19.082cm" svg:height="1.266cm" svg:x="1.508cm" svg:y="1.254cm">
          <draw:text-box>
            <text:p><text:span text:style-name="T6"><text:tab/></text:span><text:span text:style-name="T6">Architectural block of (Online_V2) Master user </text:span></text:p>
          </draw:text-box>
        </draw:frame>
        <draw:frame draw:style-name="gr6" draw:layer="layout" svg:width="19.05cm" svg:height="1.298cm" svg:x="0.746cm" svg:y="25.892cm">
          <draw:text-box>
            <text:p><text:span text:style-name="T7"><text:tab/></text:span><text:span text:style-name="T8">All arrow indicate TCP/IP based socket communication except shared memor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leset </meta:initial-creator>
    <meta:creation-date>2012-11-29T19:39:08</meta:creation-date>
    <dc:date>2013-09-12T11:10:23</dc:date>
    <dc:creator>teleset </dc:creator>
    <meta:editing-duration>PT5H47M42S</meta:editing-duration>
    <meta:editing-cycles>18</meta:editing-cycles>
    <meta:generator>LibreOffice/3.4$Linux LibreOffice_project/340m1$Build-602</meta:generator>
    <meta:document-statistic meta:object-count="31"/>
  </office:meta>
</office:document-meta>
</file>